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fo:color="#ff0000" fo:font-weight="bold" style:font-weight-asian="bold"/>
    </style:style>
    <style:style style:name="P3" style:family="paragraph" style:parent-style-name="Standard">
      <style:paragraph-properties fo:orphans="0" fo:widows="0"/>
      <style:text-properties fo:font-weight="bold" style:font-weight-asian="bold"/>
    </style:style>
    <style:style style:name="P4" style:family="paragraph" style:parent-style-name="Standard">
      <style:text-properties fo:color="#ff00ff"/>
    </style:style>
    <style:style style:name="P5" style:family="paragraph" style:parent-style-name="Standard" style:list-style-name="WWNum1">
      <style:paragraph-properties fo:margin-left="0.5in" fo:margin-right="0in" fo:orphans="0" fo:widows="0" fo:text-indent="-0.25in" style:auto-text-indent="false"/>
    </style:style>
    <style:style style:name="P6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16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17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8" style:family="paragraph" style:parent-style-name="Standard" style:list-style-name="WWNum8">
      <style:paragraph-properties fo:margin-left="1in" fo:margin-right="0in" fo:text-indent="-0.25in" style:auto-text-indent="false"/>
    </style:style>
    <style:style style:name="P19" style:family="paragraph" style:parent-style-name="Standard" style:list-style-name="WWNum10">
      <style:paragraph-properties fo:margin-left="1in" fo:margin-right="0in" fo:text-indent="-0.25in" style:auto-text-indent="false"/>
    </style:style>
    <style:style style:name="P20" style:family="paragraph" style:parent-style-name="Standard" style:list-style-name="WWNum2">
      <style:paragraph-properties fo:margin-left="1in" fo:margin-right="0in" fo:text-indent="-0.25in" style:auto-text-indent="false"/>
    </style:style>
    <style:style style:name="P21" style:family="paragraph" style:parent-style-name="Standard" style:master-page-name="Standard">
      <style:paragraph-properties fo:orphans="0" fo:widows="0" style:page-number="1"/>
    </style:style>
    <style:style style:name="P22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ff0000" fo:font-size="14pt" fo:font-weight="bold" style:font-size-asian="14pt" style:font-weight-asian="bold" style:font-size-complex="14pt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ff0000" fo:font-size="18pt" fo:font-weight="bold" style:font-size-asian="18pt" style:font-weight-asian="bold" style:font-size-complex="18pt"/>
    </style:style>
    <style:style style:name="T5" style:family="text">
      <style:text-properties fo:color="#ff0000"/>
    </style:style>
    <style:style style:name="T6" style:family="text">
      <style:text-properties fo:color="#ff0000" style:text-underline-style="none"/>
    </style:style>
    <style:style style:name="T7" style:family="text">
      <style:text-properties fo:font-weight="bold" style:font-weight-asian="bold"/>
    </style:style>
    <style:style style:name="T8" style:family="text">
      <style:text-properties fo:color="#ff00ff" fo:font-weight="bold" style:font-weight-asian="bold"/>
    </style:style>
    <style:style style:name="T9" style:family="text">
      <style:text-properties fo:color="#ff00ff"/>
    </style:style>
    <style:style style:name="T10" style:family="text">
      <style:text-properties fo:color="#ff00ff" style:text-underline-style="none"/>
    </style:style>
    <style:style style:name="T11" style:family="text">
      <style:text-properties fo:color="#4a86e8" fo:font-weight="bold" style:font-weight-asian="bold"/>
    </style:style>
    <style:style style:name="T12" style:family="text">
      <style:text-properties fo:color="#4a86e8"/>
    </style:style>
    <style:style style:name="T13" style:family="text">
      <style:text-properties fo:color="#4a86e8" style:text-underline-style="none"/>
    </style:style>
    <style:style style:name="T14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15" style:family="text">
      <style:text-properties fo:color="#1155cc" style:text-underline-style="solid" style:text-underline-width="auto" style:text-underline-color="font-color"/>
    </style:style>
    <style:style style:name="T16" style:family="text">
      <style:text-properties fo:font-size="18pt" fo:font-weight="bold" style:font-size-asian="18pt" style:font-weight-asian="bold" style:font-size-complex="18pt"/>
    </style:style>
    <style:style style:name="T17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/>
    </style:style>
    <style:style style:name="T18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tracked-changes text:track-changes="false">
        <text:changed-region xml:id="ct51346592" text:id="ct51346592">
          <text:insertion>
            <office:change-info>
              <dc:creator>RTheren</dc:creator>
              <dc:date>2019-04-23T21:29:59</dc:date>
            </office:change-info>
          </text:insertion>
        </text:changed-region>
        <text:changed-region xml:id="ct51367296" text:id="ct51367296">
          <text:insertion>
            <office:change-info>
              <dc:creator>John Wiggins</dc:creator>
              <dc:date>2019-04-23T21:40:11</dc:date>
            </office:change-info>
          </text:insertion>
        </text:changed-region>
        <text:changed-region xml:id="ct51975408" text:id="ct51975408">
          <text:UnknownChange>
            <office:change-info>
              <dc:creator>RTheren</dc:creator>
              <dc:date>2019-04-23T21:29:58</dc:date>
            </office:change-info>
          </text:UnknownChange>
        </text:changed-region>
        <text:changed-region xml:id="ct51354608" text:id="ct51354608">
          <text:insertion>
            <office:change-info>
              <dc:creator>John Wiggins</dc:creator>
              <dc:date>2019-04-23T21:40:09</dc:date>
            </office:change-info>
          </text:insertion>
        </text:changed-region>
        <text:changed-region xml:id="ct51205008" text:id="ct51205008">
          <text:UnknownChange>
            <office:change-info>
              <dc:creator>RTheren</dc:creator>
              <dc:date>2019-04-23T21:29:58</dc:date>
            </office:change-info>
          </text:UnknownChange>
        </text:changed-region>
        <text:changed-region xml:id="ct51330432" text:id="ct51330432">
          <text:insertion>
            <office:change-info>
              <dc:creator>John Wiggins</dc:creator>
              <dc:date>2019-04-23T21:40:09</dc:date>
            </office:change-info>
          </text:insertion>
        </text:changed-region>
        <text:changed-region xml:id="ct51281456" text:id="ct51281456">
          <text:UnknownChange>
            <office:change-info>
              <dc:creator>RTheren</dc:creator>
              <dc:date>2019-04-23T21:29:58</dc:date>
            </office:change-info>
          </text:UnknownChange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">LGCWDW <text:s/>- </text:span><text:span text:style-name="T2">????????? <text:s text:c="2"/></text:span></text:p>
      <text:p text:style-name="P1"><text:span text:style-name="T7">Colour key - </text:span><text:span text:style-name="T8">Venn</text:span><text:span text:style-name="T7"> </text:span><text:span text:style-name="T11">Pedro </text:span><text:span text:style-name="T3">Jill</text:span></text:p>
      <text:p text:style-name="P2"/>
      <text:p text:style-name="P1"><text:span text:style-name="T7">The Jill</text:span></text:p>
      <text:p text:style-name="P1"><text:a xlink:type="simple" xlink:href="https://meet.jit.si/jordan9000#config.disableAP=true&amp;config.disableAEC=true&amp;config.disableAGC=true" text:style-name="ListLabel_20_118" text:visited-style-name="ListLabel_20_118"><text:span text:style-name="T14">https://meet.jit.si/jordan9000#config.disableAP=true&amp;config.disableAEC=true&amp;config.disableAGC=true</text:span></text:a></text:p>
      <text:p text:style-name="P3"/>
      <text:p text:style-name="P1"><text:span text:style-name="T7">The Pedro </text:span></text:p>
      <text:p text:style-name="P1"><text:a xlink:type="simple" xlink:href="https://meet.jit.si/pedro9000#config.disableAP=true&amp;config.disableAEC=true&amp;config.disableAGC=true" text:style-name="ListLabel_20_118" text:visited-style-name="ListLabel_20_118"><text:span text:style-name="T14">https://meet.jit.si/pedro9000#config.disableAP=true&amp;config.disableAEC=true&amp;config.disableAGC=true</text:span></text:a></text:p>
      <text:p text:style-name="P2"/>
      <text:p text:style-name="P1"><draw:rect text:anchor-type="as-char" style:rel-width="100%" draw:z-index="0" draw:style-name="gr1" draw:text-style-name="P22" svg:width="0.0012in" svg:height="0.0213in"><text:p/></draw:rect></text:p>
      <text:p text:style-name="Standard">News</text:p>
      <text:p text:style-name="Standard">Plugs</text:p>
      <text:p text:style-name="Standard">Pi</text:p>
      <text:p text:style-name="Standard">Feedback</text:p>
      <text:p text:style-name="Standard"><draw:rect text:anchor-type="as-char" style:rel-width="100%" draw:z-index="1" draw:style-name="gr1" draw:text-style-name="P22" svg:width="0.0012in" svg:height="0.0213in"><text:p/></draw:rect></text:p>
      <text:p text:style-name="P1"><text:span text:style-name="T4">Patreons:</text:span><text:span text:style-name="T16"> Post story suggestions </text:span><text:span text:style-name="T17">HAR</text:span><text:span text:style-name="T18">!</text:span></text:p>
      <text:p text:style-name="P1"/>
      <text:list xml:id="list3969318047" text:style-name="WWNum1">
        <text:list-item>
          <text:p text:style-name="P5"><text:change-start text:change-id="ct51346592"/>No more Science (RTheren)<text:line-break/><text:a xlink:type="simple" xlink:href="https://listserv.fnal.gov/scripts/wa.exe?A2=SCIENTIFIC-LINUX-ANNOUNCE;11d6001.1904" text:style-name="ListLabel_20_119" text:visited-style-name="ListLabel_20_119">https://listserv.fnal.gov/scripts/wa.exe?A2=SCIENTIFIC-LINUX-ANNOUNCE;11d6001.1904</text:a></text:p>
        </text:list-item>
        <text:list-item>
          <text:p text:style-name="P5">SGX:<text:line-break/><text:change-end text:change-id="ct51346592"/><text:change-start text:change-id="ct51367296"/><text:a xlink:type="simple" xlink:href="https://lwn.net/SubscriberLink/786487/0748d17f1f7b2c0a/" text:style-name="ListLabel_20_120" text:visited-style-name="ListLabel_20_120"><text:span text:style-name="T15">https://lwn.net/SubscriberLink/786487/0748d17f1f7b2c0a/</text:span></text:a></text:p>
        </text:list-item>
        <text:list-item>
          <text:p text:style-name="P5"><text:change-start text:change-id="ct51975408"/>Linux 5.2 introduces fieldbus subsystem<text:change-end text:change-id="ct51367296"/><text:change-end text:change-id="ct51975408"/><text:change-start text:change-id="ct51354608"/><text:change-start text:change-id="ct51205008"/><text:line-break/><text:change-end text:change-id="ct51354608"/><text:change-end text:change-id="ct51205008"/><text:change-start text:change-id="ct51330432"/><text:change-start text:change-id="ct51281456"/><text:a xlink:type="simple" xlink:href="https://www.phoronix.com/scan.php?page=news_item&amp;px=Linux-5.2-Fieldbus-Subsystem" text:style-name="ListLabel_20_119" text:visited-style-name="ListLabel_20_119">https://www.phoronix.com/scan.php?page=news_item&amp;px=Linux-5.2-Fieldbus-Subsystem</text:a><text:change-end text:change-id="ct51330432"/><text:change-end text:change-id="ct51281456"/></text:p>
        </text:list-item>
      </text:list>
      <text:p text:style-name="P1"><text:soft-page-break/><draw:rect text:anchor-type="as-char" style:rel-width="100%" draw:z-index="2" draw:style-name="gr1" draw:text-style-name="P22" svg:width="0.0012in" svg:height="0.0213in"><text:p/></draw:rect></text:p>
      <text:p text:style-name="Standard"><text:span text:style-name="T2">Rundown: You know the drill </text:span></text:p>
      <text:p text:style-name="Standard"/>
      <text:p text:style-name="Standard"/>
      <text:p text:style-name="P3"/>
      <text:p text:style-name="P1"><draw:rect text:anchor-type="as-char" style:rel-width="100%" draw:z-index="3" draw:style-name="gr1" draw:text-style-name="P22" svg:width="0.0012in" svg:height="0.0213in"><text:p/></draw:rect></text:p>
      <text:p text:style-name="P1"><text:span text:style-name="T7">What we’re up to :</text:span></text:p>
      <text:p text:style-name="P1"><text:span text:style-name="T7">V - I’ve been trying to break a Threadripper… RIP power bill. </text:span></text:p>
      <text:p text:style-name="P1"><text:span text:style-name="T7">J - Just got my diversity scholarship for the Open Source Summit in San Diego this August, and will do more interviews for LWDW! <text:s/>And am having fun testing my Acer 43 inch 4k computer monitor on my workbench, and now to start preparing to bring it in here!</text:span></text:p>
      <text:p text:style-name="P1"><text:span text:style-name="T7">P - </text:span></text:p>
      <text:p text:style-name="Standard"><draw:rect text:anchor-type="as-char" style:rel-width="100%" draw:z-index="4" draw:style-name="gr1" draw:text-style-name="P22" svg:width="0.0012in" svg:height="0.0213in"><text:p/></draw:rect></text:p>
      <text:p text:style-name="Standard">News</text:p>
      <text:p text:style-name="Standard"/>
      <text:p text:style-name="Standard"><text:span text:style-name="T8">Ubuntu 19.04</text:span></text:p>
      <text:p text:style-name="Standard"><text:a xlink:type="simple" xlink:href="https://wiki.ubuntu.com/DiscoDingo/ReleaseNotes" text:style-name="ListLabel_20_120" text:visited-style-name="ListLabel_20_120"><text:span text:style-name="T15">https://wiki.ubuntu.com/DiscoDingo/ReleaseNotes</text:span></text:a></text:p>
      <text:list xml:id="list1294701792" text:style-name="WWNum8">
        <text:list-item>
          <text:p text:style-name="P6"><text:span text:style-name="T9">Kernel 5.0. </text:span></text:p>
        </text:list-item>
        <text:list-item>
          <text:p text:style-name="P6"><text:span text:style-name="T9">NVIDIA drivers made in this century? Madness! </text:span></text:p>
        </text:list-item>
        <text:list-item>
          <text:p text:style-name="P6"><text:span text:style-name="T9">Yall still forgot to compile ffmpeg with nvenc for some bizzare moon reason. </text:span></text:p>
        </text:list-item>
        <text:list-item>
          <text:p text:style-name="P6"><text:span text:style-name="T9">Loved it so much I installed Xubuntu 18.04. </text:span></text:p>
        </text:list-item>
        <text:list-item>
          <text:p text:style-name="P6"><text:span text:style-name="T5">As we have been talking about the last few months, the much improved GNOME desktop 3.32 ships with Disco Dingo, which brings lots of performance improvements, bug fixes, and overall is a lot faster.</text:span></text:p>
        </text:list-item>
        <text:list-item>
          <text:p text:style-name="P6"><text:span text:style-name="T5">The latest development release Mesa 19 comes pre installed.</text:span></text:p>
        </text:list-item>
        <text:list-item>
          <text:p text:style-name="P6"><text:soft-page-break/><text:span text:style-name="T5">The proprietary NVIDIA graphics drivers can be installed during installation.</text:span></text:p>
          <text:list>
            <text:list-item>
              <text:p text:style-name="P18"><text:span text:style-name="T12">That should have been an option a long time ago!</text:span></text:p>
            </text:list-item>
          </text:list>
        </text:list-item>
        <text:list-item>
          <text:p text:style-name="P6"><text:span text:style-name="T12">I still have my install of default 19.04 on the X230, I think I’ve given GNOME enough of a chance to change my mind and it still hasn’t.</text:span></text:p>
        </text:list-item>
      </text:list>
      <text:p text:style-name="Standard"/>
      <text:p text:style-name="Standard"><text:span text:style-name="T3">PopOS 19.04</text:span></text:p>
      <text:p text:style-name="Standard"><text:a xlink:type="simple" xlink:href="https://fossbytes.com/pop_os-19-04-released-download-linux/" text:style-name="ListLabel_20_120" text:visited-style-name="ListLabel_20_120"><text:span text:style-name="T15">https://fossbytes.com/pop_os-19-04-released-download-linux/</text:span></text:a></text:p>
      <text:list xml:id="list1870225434" text:style-name="WWNum10">
        <text:list-item>
          <text:p text:style-name="P7"><text:span text:style-name="T5">Pop!_OS 19.04 is available for download with all the improvements and updates of the Ubuntu 19.04 release, but with some wonderful new features. </text:span></text:p>
        </text:list-item>
        <text:list-item>
          <text:p text:style-name="P7"><text:span text:style-name="T5">Pop!_OS is not just beautiful, but has become one of the best distros to game on because of its thoughtful innovations to classic Ubuntu.</text:span></text:p>
        </text:list-item>
        <text:list-item>
          <text:p text:style-name="P7"><text:span text:style-name="T5">Pop!_OS has two separate ISOs that you can download, one AMD/Intel for the latest MESA graphics drivers and one NVIDIA which includes the proprietary NVIDIA 418 graphics drivers.</text:span></text:p>
        </text:list-item>
        <text:list-item>
          <text:p text:style-name="P7"><text:span text:style-name="T5">Lutris and Gamehub are now available in the Pop!_Shop.</text:span></text:p>
        </text:list-item>
        <text:list-item>
          <text:p text:style-name="P7"><text:span text:style-name="T5">And for something amazing! <text:s/>Using the Live USB of Pop!_OS 19.04 NVIDIA edition, I was able to game spanning 3 monitors with games I downloaded from Steam and Lutris with full NVIDIA hardware acceleration!! <text:s/>The Talos Principle running Vulcan and Unreal Tournament in Lutris were tested as well as Proton.</text:span></text:p>
        </text:list-item>
        <text:list-item>
          <text:p text:style-name="P7"><text:span text:style-name="T5">Ok, it takes a lot of work editing configs normally to game in Gnome spanning 3 monitors in a full install, let alone in a live CD. <text:s/>Way to go System76! <text:s/>From now on my base Ubuntu install will be Pop!_OS :-D</text:span></text:p>
        </text:list-item>
        <text:list-item>
          <text:p text:style-name="P7"><text:span text:style-name="T12">Since Strider likes this distro so much, I’m obligated to remind everyone they made another Ubuntu spin distro when they could have simply released a PPA.</text:span></text:p>
          <text:list>
            <text:list-item>
              <text:p text:style-name="P19"><text:span text:style-name="T12">But they have that, too.</text:span></text:p>
            </text:list-item>
          </text:list>
        </text:list-item>
      </text:list>
      <text:p text:style-name="Standard"/>
      <text:p text:style-name="Standard"/>
      <text:p text:style-name="Standard"><text:span text:style-name="T11">Debian 10</text:span></text:p>
      <text:p text:style-name="Standard"><text:a xlink:type="simple" xlink:href="https://itsfoss.com/debian-10-buster/" text:style-name="ListLabel_20_120" text:visited-style-name="ListLabel_20_120"><text:span text:style-name="T15">https://itsfoss.com/debian-10-buster/</text:span></text:a></text:p>
      <text:list xml:id="list383809757" text:style-name="WWNum2">
        <text:list-item>
          <text:p text:style-name="P8"><text:span text:style-name="T12">4.19 is a good call for a Kernel. </text:span></text:p>
        </text:list-item>
        <text:list-item>
          <text:p text:style-name="P8"><text:span text:style-name="T12">That’s the kernel that turned the RNG crapshoot simulator that was modesetting at boot on the Steambox, into a system that booted reliably every single time.</text:span></text:p>
        </text:list-item>
        <text:list-item>
          <text:p text:style-name="P8"><text:span text:style-name="T12">AppArmor… I’m no fan of SELinux, but AppArmor? Really?!</text:span></text:p>
        </text:list-item>
        <text:list-item>
          <text:p text:style-name="P8"><text:soft-page-break/><text:span text:style-name="T12">Also, why do distros keep playing to the of and paying Microsoft for that Secure Boot piece of junk?</text:span></text:p>
        </text:list-item>
        <text:list-item>
          <text:p text:style-name="P8"><text:span text:style-name="T5">A faster GNOME Desktop 3.30.</text:span></text:p>
          <text:list>
            <text:list-item>
              <text:p text:style-name="P20"><text:span text:style-name="T5">Packages moved from libgtk2+ to libgtk3+</text:span></text:p>
            </text:list-item>
            <text:list-item>
              <text:p text:style-name="P20"><text:span text:style-name="T5">Gstreamer1.0-packagekit for automatic codec installation for playing movies etc.</text:span></text:p>
            </text:list-item>
          </text:list>
        </text:list-item>
        <text:list-item>
          <text:p text:style-name="P8"><text:span text:style-name="T5">The old OpenJDK 8.0 is finally being replaced by OpenJDK 11.0.</text:span></text:p>
        </text:list-item>
      </text:list>
      <text:p text:style-name="Standard"/>
      <text:p text:style-name="Standard"><text:span text:style-name="T3">End of Scientific Linux (RTheren)</text:span></text:p>
      <text:p text:style-name="Standard"><text:a xlink:type="simple" xlink:href="https://listserv.fnal.gov/scripts/wa.exe?A2=SCIENTIFIC-LINUX-ANNOUNCE;11d6001.1904" text:style-name="ListLabel_20_120" text:visited-style-name="ListLabel_20_120"><text:span text:style-name="T15">https://listserv.fnal.gov/scripts/wa.exe?A2=SCIENTIFIC-LINUX-ANNOUNCE;11d6001.1904</text:span></text:a></text:p>
      <text:list xml:id="list345666113" text:style-name="WWNum12">
        <text:list-item>
          <text:p text:style-name="P9"><text:span text:style-name="T12">This is going to cement Cent as the distro for any kind of large scale deployment.</text:span></text:p>
        </text:list-item>
        <text:list-item>
          <text:p text:style-name="P9"><text:span text:style-name="T9">RIP science distro… but yeah, it makes sense.</text:span></text:p>
        </text:list-item>
        <text:list-item>
          <text:p text:style-name="P9"><text:span text:style-name="T5">Oh noes, Fermilab is discontinuing Scientific Linux and moving to CentOS 8 so they can unify their computing platform with collaborating labs and institutions.</text:span></text:p>
        </text:list-item>
        <text:list-item>
          <text:p text:style-name="P9"><text:span text:style-name="T5">Fermilab is going to continue to support Scientific Linux 6 and 7 to the end of their cycles.</text:span></text:p>
        </text:list-item>
        <text:list-item>
          <text:p text:style-name="P9"><text:span text:style-name="T5">Thanks to our Patron RTheren in chat for this story.</text:span></text:p>
        </text:list-item>
      </text:list>
      <text:p text:style-name="Standard"/>
      <text:p text:style-name="Standard"><text:span text:style-name="T9">Kdenlive 19.04</text:span></text:p>
      <text:p text:style-name="Standard"><text:a xlink:type="simple" xlink:href="https://kdenlive.org/en/2019/04/kdenlive-19-04-released/" text:style-name="ListLabel_20_120" text:visited-style-name="ListLabel_20_120"><text:span text:style-name="T15">https://kdenlive.org/en/2019/04/kdenlive-19-04-released/</text:span></text:a></text:p>
      <text:list xml:id="list4292967084" text:style-name="WWNum7">
        <text:list-item>
          <text:p text:style-name="P10"><text:span text:style-name="T5">Video clips use separate tracks for audio/video by default now instead of needing to be split in the timeline.</text:span></text:p>
        </text:list-item>
        <text:list-item>
          <text:p text:style-name="P10"><text:span text:style-name="T5">Video and audio tracks can now be resized in the timeline.</text:span></text:p>
        </text:list-item>
        <text:list-item>
          <text:p text:style-name="P10"><text:span text:style-name="T5">Keyboard navigation in the timeline and with keyframe movement.</text:span></text:p>
        </text:list-item>
        <text:list-item>
          <text:p text:style-name="P10"><text:span text:style-name="T5">All of these new features are industry standard in non linear video editors and help Kdenlive in a professional workflow.</text:span></text:p>
        </text:list-item>
        <text:list-item>
          <text:p text:style-name="P10"><text:span text:style-name="T9">CUDA accelerated rendering and effects when?</text:span></text:p>
        </text:list-item>
        <text:list-item>
          <text:p text:style-name="P10"><text:soft-page-break/><text:span text:style-name="T9">I know that’s a MLT issue but it needs addressing. </text:span></text:p>
        </text:list-item>
        <text:list-item>
          <text:p text:style-name="P10"><text:span text:style-name="T9">The AppImage works quite well. </text:span></text:p>
        </text:list-item>
      </text:list>
      <text:p text:style-name="Standard"/>
      <text:p text:style-name="Standard"><text:span text:style-name="T3">Linux and swap</text:span></text:p>
      <text:p text:style-name="Standard"><text:a xlink:type="simple" xlink:href="https://haydenjames.io/linux-performance-almost-always-add-swap-space/" text:style-name="ListLabel_20_120" text:visited-style-name="ListLabel_20_120"><text:span text:style-name="T15">https://haydenjames.io/linux-performance-almost-always-add-swap-space/</text:span></text:a></text:p>
      <text:list xml:id="list1449001357" text:style-name="WWNum4">
        <text:list-item>
          <text:p text:style-name="P11"><text:span text:style-name="T5">One of the best reasons to create swap space: <text:s/></text:span>“Even if there is still available RAM, the Linux Kernel will move memory pages which are hardly ever used into swap space.”</text:p>
        </text:list-item>
        <text:list-item>
          <text:p text:style-name="P11"><text:span text:style-name="T5">The amount of swap space you need to allocate is greatly dependent on the memory usage of the applications you are running.</text:span></text:p>
        </text:list-item>
        <text:list-item>
          <text:p text:style-name="P11"><text:span text:style-name="T5">My workstations and servers that I render animation on have a much larger swap space than computers I just use for daily tasks. </text:span></text:p>
        </text:list-item>
        <text:list-item>
          <text:p text:style-name="P11"><text:span text:style-name="T12">For regular Desktop use, swappiness of 10 is more than enough.</text:span></text:p>
        </text:list-item>
        <text:list-item>
          <text:p text:style-name="P11"><text:span text:style-name="T12">In my use case, since I never leave the PC on overnight or let it sit idle all that long, I found that 1 perfect.</text:span></text:p>
        </text:list-item>
        <text:list-item>
          <text:p text:style-name="P11"><text:span text:style-name="T12">I would say, in the current day, and with SSDs getting cheaper, swap should be at least 8GB.</text:span></text:p>
        </text:list-item>
        <text:list-item>
          <text:p text:style-name="P11"><text:span text:style-name="T12">That’s a big enough buffer that you won’t run out of memory if something (Chrome) starts nomming all your RAM.</text:span></text:p>
        </text:list-item>
        <text:list-item>
          <text:p text:style-name="P11"><text:span text:style-name="T9">Back in the day it was considered good hygiene to have 2X more swap vs RAM. </text:span></text:p>
        </text:list-item>
        <text:list-item>
          <text:p text:style-name="P11"><text:span text:style-name="T9">Back in the day big honking monster systems rocked 1GB of RAM. </text:span></text:p>
        </text:list-item>
        <text:list-item>
          <text:p text:style-name="P11"><text:span text:style-name="T9">I have 32GB of RAM and still keep a 2GB just in case swap.</text:span></text:p>
        </text:list-item>
        <text:list-item>
          <text:p text:style-name="P11"><text:span text:style-name="T9">I've seen kdenlive chew 16+ while editing UHD video more than once. </text:span></text:p>
        </text:list-item>
        <text:list-item>
          <text:p text:style-name="P11"><text:span text:style-name="T9">ps aux <text:s/>| awk '{print $6/1024 " MB\t\t" $11}' <text:s/>| sort -n</text:span></text:p>
        </text:list-item>
      </text:list>
      <text:p text:style-name="Standard"/>
      <text:p text:style-name="Standard"><text:span text:style-name="T11">Freedom Box</text:span></text:p>
      <text:p text:style-name="Standard"><text:a xlink:type="simple" xlink:href="https://freedomboxfoundation.org/news/launching_sales/" text:style-name="ListLabel_20_120" text:visited-style-name="ListLabel_20_120"><text:span text:style-name="T15">https://freedomboxfoundation.org/news/launching_sales/</text:span></text:a></text:p>
      <text:p text:style-name="Standard"><text:a xlink:type="simple" xlink:href="https://www.olimex.com/Products/OLinuXino/Home-Server/Pioneer-FreedomBox-HSK/" text:style-name="ListLabel_20_120" text:visited-style-name="ListLabel_20_120"><text:span text:style-name="T15">https://www.olimex.com/Products/OLinuXino/Home-Server/Pioneer-FreedomBox-HSK/</text:span></text:a></text:p>
      <text:list xml:id="list2315527354" text:style-name="WWNum5">
        <text:list-item>
          <text:p text:style-name="P12"><text:soft-page-break/><text:span text:style-name="T12">It’s a RasPi sized box with a couple of USB ports and an ethernet connection.</text:span></text:p>
        </text:list-item>
        <text:list-item>
          <text:p text:style-name="P12"><text:span text:style-name="T12">It lets you set up a home server which you can use external storage for and it’s all built on open source hardware and software.</text:span></text:p>
        </text:list-item>
        <text:list-item>
          <text:p text:style-name="P12"><text:span text:style-name="T12">82€ seems a bit much…</text:span></text:p>
        </text:list-item>
        <text:list-item>
          <text:p text:style-name="P12"><text:span text:style-name="T12">Especially when you think that RasPi 3 B+ has 4 USB connections and a Quad Core ARM 64bit SoC, all for €35.</text:span></text:p>
        </text:list-item>
        <text:list-item>
          <text:p text:style-name="P12"><text:span text:style-name="T12">Sure, you’re paying for the work that went into creating an OS specifically for this purpose and in which the setup will be minimal to accomplish what you need.</text:span></text:p>
        </text:list-item>
        <text:list-item>
          <text:p text:style-name="P12"><text:span text:style-name="T12">The thing here is, how much do you value your time?</text:span></text:p>
        </text:list-item>
      </text:list>
      <text:p text:style-name="Standard"><draw:rect text:anchor-type="as-char" style:rel-width="100%" draw:z-index="5" draw:style-name="gr1" draw:text-style-name="P22" svg:width="0.0012in" svg:height="0.0213in"><text:p/></draw:rect></text:p>
      <text:p text:style-name="Standard">Plugs</text:p>
      <text:p text:style-name="Standard"/>
      <text:p text:style-name="Standard"><draw:rect text:anchor-type="as-char" style:rel-width="100%" draw:z-index="6" draw:style-name="gr1" draw:text-style-name="P22" svg:width="0.0012in" svg:height="0.0213in"><text:p/></draw:rect></text:p>
      <text:p text:style-name="Standard">Slice of Pi</text:p>
      <text:p text:style-name="Standard"/>
      <text:p text:style-name="Standard"><text:span text:style-name="T3">Seeking Pi’s</text:span> </text:p>
      <text:p text:style-name="Standard"><text:a xlink:type="simple" xlink:href="https://null-byte.wonderhowto.com/how-to/discover-attack-raspberry-pis-using-default-credentials-with-rpi-hunter-0193855/" text:style-name="ListLabel_20_120" text:visited-style-name="ListLabel_20_120"><text:span text:style-name="T15">https://null-byte.wonderhowto.com/how-to/discover-attack-raspberry-pis-using-default-credentials-with-rpi-hunter-0193855/</text:span></text:a></text:p>
      <text:list xml:id="list2052556211" text:style-name="WWNum13">
        <text:list-item>
          <text:p text:style-name="P13"><text:span text:style-name="T12">Moral of this story, change the default credentials on your Pi!</text:span></text:p>
        </text:list-item>
        <text:list-item>
          <text:p text:style-name="P13"><text:span text:style-name="T5">Rpi-hunter allows you to find RasPi’s on a network and update them or upload payloads over SSH.</text:span></text:p>
        </text:list-item>
        <text:list-item>
          <text:p text:style-name="P13"><text:span text:style-name="T5">This, of course, can be used for good or evil.</text:span></text:p>
        </text:list-item>
      </text:list>
      <text:p text:style-name="Standard"/>
      <text:p text:style-name="Standard"><text:span text:style-name="T11">Gtk2?</text:span></text:p>
      <text:p text:style-name="Standard"><text:a xlink:type="simple" xlink:href="https://www.raspberrypi.org/blog/an-introduction-to-c-gui-programming-the-new-book-from-raspberry-pi-press/" text:style-name="ListLabel_20_120" text:visited-style-name="ListLabel_20_120"><text:span text:style-name="T15">https://www.raspberrypi.org/blog/an-introduction-to-c-gui-programming-the-new-book-from-raspberry-pi-press/</text:span></text:a></text:p>
      <text:list xml:id="list1024858706" text:style-name="WWNum6">
        <text:list-item>
          <text:p text:style-name="P14"><text:span text:style-name="T12">You know, I wish I’d had a book on C that I could have understood going through University.</text:span></text:p>
        </text:list-item>
        <text:list-item>
          <text:p text:style-name="P14"><text:soft-page-break/><text:span text:style-name="T12">That first semester and programming was such crap I couldn’t even.</text:span></text:p>
        </text:list-item>
        <text:list-item>
          <text:p text:style-name="P14"><text:span text:style-name="T12">Still finished it with an 18/20 because the whole grade came down to the final project, which was to build a fast sudoku solver.</text:span></text:p>
        </text:list-item>
        <text:list-item>
          <text:p text:style-name="P14"><text:span text:style-name="T5">K&amp;R introduced "Hello, world" to the programming ethos, and I remember learning C in middle school in the early 80’s.</text:span></text:p>
        </text:list-item>
        <text:list-item>
          <text:p text:style-name="P14"><text:span text:style-name="T9">I don’t understand why it’s based on GTK2… GTK4 will soon be a thing. </text:span></text:p>
        </text:list-item>
      </text:list>
      <text:p text:style-name="Standard"><draw:rect text:anchor-type="as-char" style:rel-width="100%" draw:z-index="7" draw:style-name="gr1" draw:text-style-name="P22" svg:width="0.0012in" svg:height="0.0213in"><text:p/></draw:rect></text:p>
      <text:p text:style-name="Standard">Feedback</text:p>
      <text:p text:style-name="Standard"/>
      <text:p text:style-name="Standard"><text:span text:style-name="T3">Vecto</text:span><text:span text:style-name="T5">r</text:span></text:p>
      <text:p text:style-name="Standard"><text:a xlink:type="simple" xlink:href="https://linuxgamecast.com/bradley/?mfHOLvw" text:style-name="ListLabel_20_120" text:visited-style-name="ListLabel_20_120"><text:span text:style-name="T15">https://linuxgamecast.com/bradley/?mfHOLvw</text:span></text:a></text:p>
      <text:list xml:id="list1925114523" text:style-name="WWNum11">
        <text:list-item>
          <text:p text:style-name="P15"><text:span text:style-name="T5">Nemo, yes, I have been very impressed with Gravit Designer.</text:span></text:p>
        </text:list-item>
        <text:list-item>
          <text:p text:style-name="P15"><text:span text:style-name="T5">It’s cross platform and you can use it online or download it: <text:s/></text:span><text:a xlink:type="simple" xlink:href="https://www.designer.io" text:style-name="ListLabel_20_120" text:visited-style-name="ListLabel_20_120"><text:span text:style-name="T15">https://www.designer.io</text:span></text:a></text:p>
        </text:list-item>
        <text:list-item>
          <text:p text:style-name="P15"><text:span text:style-name="T5">We have talked about raster online photo editing and creation apps, but not vector, and there are quite a few new ones.</text:span></text:p>
        </text:list-item>
      </text:list>
      <text:p text:style-name="P4"/>
      <text:p text:style-name="Standard"><text:span text:style-name="T9">Speed</text:span></text:p>
      <text:p text:style-name="Standard"><text:a xlink:type="simple" xlink:href="https://linuxgamecast.com/bradley/?ovUxewK" text:style-name="ListLabel_20_120" text:visited-style-name="ListLabel_20_120"><text:span text:style-name="T15">https://linuxgamecast.com/bradley/?ovUxewK</text:span></text:a></text:p>
      <text:list xml:id="list3554874608" text:style-name="WWNum9">
        <text:list-item>
          <text:p text:style-name="P16"><text:span text:style-name="T9">Feral or </text:span></text:p>
        </text:list-item>
        <text:list-item>
          <text:p text:style-name="P16"><text:a xlink:type="simple" xlink:href="https://gitlab.com/Respuit/LinuxGobernorScript" text:style-name="ListLabel_20_120" text:visited-style-name="ListLabel_20_120"><text:span text:style-name="T15">https://gitlab.com/Respuit/LinuxGobernorScript</text:span></text:a></text:p>
        </text:list-item>
        <text:list-item>
          <text:p text:style-name="P16"><text:span text:style-name="T9">Or</text:span></text:p>
        </text:list-item>
        <text:list-item>
          <text:p text:style-name="P16"><text:span text:style-name="T9">sudo cpupower frequency-set -g ondemand</text:span></text:p>
        </text:list-item>
        <text:list-item>
          <text:p text:style-name="P16"><text:span text:style-name="T9">sudo cpupower frequency-set -g performance</text:span></text:p>
        </text:list-item>
      </text:list>
      <text:p text:style-name="Standard"/>
      <text:p text:style-name="Standard"><text:soft-page-break/><text:span text:style-name="T3">Vector#2</text:span></text:p>
      <text:p text:style-name="Standard"><text:a xlink:type="simple" xlink:href="https://linuxgamecast.com/bradley/?1CgDAFY" text:style-name="ListLabel_20_120" text:visited-style-name="ListLabel_20_120"><text:span text:style-name="T15">https://linuxgamecast.com/bradley/?1CgDAFY</text:span></text:a></text:p>
      <text:list xml:id="list1225161001" text:style-name="WWNum3">
        <text:list-item>
          <text:p text:style-name="P17"><text:span text:style-name="T5">Yes, a lot of the online ones are payware, but the demo AppImage works for me on Ubuntu. <text:s/>And it does work well in a browser.</text:span></text:p>
        </text:list-item>
        <text:list-item>
          <text:p text:style-name="P17"><text:a xlink:type="simple" xlink:href="https://vectr.com" text:style-name="ListLabel_20_120" text:visited-style-name="ListLabel_20_120"><text:span text:style-name="T15">https://vectr.com</text:span></text:a><text:span text:style-name="T5"> is free and so is </text:span><text:a xlink:type="simple" xlink:href="http://www.fatpaint.com" text:style-name="ListLabel_20_120" text:visited-style-name="ListLabel_20_120"><text:span text:style-name="T15">http://www.fatpaint.com</text:span></text:a><text:span text:style-name="T5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9" style:display-name="ListLabel 119" style:family="text"/>
    <style:style style:name="ListLabel_20_120" style:display-name="ListLabel 120" style:family="text">
      <style:text-properties fo:color="#1155cc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8" meta:paragraph-count="129" meta:word-count="1346" meta:character-count="8351" meta:non-whitespace-character-count="7169"/>
    <meta:generator>LibreOfficeDev/6.0.5.2$Linux_X86_64 LibreOffice_project/</meta:generator>
  </office:meta>
</office:document-meta>
</file>